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zxx" fo:country="none" officeooo:rsid="0005d215" officeooo:paragraph-rsid="0005d215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5d215" officeooo:paragraph-rsid="0005d215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072c92" officeooo:paragraph-rsid="00072c92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zxx" fo:country="none" fo:font-style="italic" fo:font-weight="normal" officeooo:rsid="000b39a2" officeooo:paragraph-rsid="000b39a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5" style:family="paragraph" style:parent-style-name="Standard">
      <style:text-properties fo:language="zxx" fo:country="none" fo:font-style="italic" fo:font-weight="normal" officeooo:rsid="000ccc8b" officeooo:paragraph-rsid="000ccc8b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Standard">
      <style:text-properties fo:font-size="14pt" fo:language="zxx" fo:country="none" officeooo:rsid="0005d215" officeooo:paragraph-rsid="0005d215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text-properties fo:font-size="14pt" fo:language="zxx" fo:country="none" fo:font-weight="bold" officeooo:rsid="00072c92" officeooo:paragraph-rsid="00072c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5d215" officeooo:paragraph-rsid="0005d21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text-properties style:font-name="Liberation Mono" fo:language="zxx" fo:country="none" officeooo:rsid="00207bab" officeooo:paragraph-rsid="00115d9e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Mono" fo:language="zxx" fo:country="none" officeooo:rsid="00133f25" officeooo:paragraph-rsid="00133f25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Mono" fo:language="zxx" fo:country="none" officeooo:rsid="00152793" officeooo:paragraph-rsid="00152793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Mono" fo:language="zxx" fo:country="none" officeooo:rsid="00225945" officeooo:paragraph-rsid="00211188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Mono" fo:language="zxx" fo:country="none" fo:font-weight="bold" officeooo:rsid="00207bab" officeooo:paragraph-rsid="00115d9e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text-properties style:font-name="Liberation Mono"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15" style:family="paragraph" style:parent-style-name="Standard">
      <style:text-properties style:font-name="Liberation Mono" fo:language="zxx" fo:country="none" fo:font-weight="bold" officeooo:rsid="00207da2" officeooo:paragraph-rsid="001ef20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Standard">
      <style:text-properties style:font-name="Liberation Mono" fo:language="zxx" fo:country="none" fo:font-weight="bold" officeooo:rsid="00225945" officeooo:paragraph-rsid="001ef20c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Standard">
      <style:text-properties style:font-name="Liberation Mono" fo:language="zxx" fo:country="none" fo:font-weight="bold" officeooo:rsid="00225945" officeooo:paragraph-rsid="00228962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style:font-name="Liberation Mono" fo:language="zxx" fo:country="none" fo:font-weight="bold" officeooo:rsid="00230652" officeooo:paragraph-rsid="00228962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style:font-name="Liberation Mono" fo:language="zxx" fo:country="none" fo:font-weight="bold" officeooo:rsid="00230652" officeooo:paragraph-rsid="00247c8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style:font-name="Liberation Mono" fo:language="zxx" fo:country="none" fo:font-weight="bold" officeooo:rsid="002b1cae" officeooo:paragraph-rsid="00228962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Standard">
      <style:text-properties style:font-name="Liberation Mono" fo:language="zxx" fo:country="none" fo:font-weight="bold" officeooo:rsid="002b1cae" officeooo:paragraph-rsid="0023a82a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text-properties style:font-name="Liberation Mono" fo:language="zxx" fo:country="none" fo:font-weight="bold" officeooo:rsid="00266f11" officeooo:paragraph-rsid="00266f1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fo:language="zxx" fo:country="none" fo:font-weight="bold" officeooo:rsid="00099857" officeooo:paragraph-rsid="00099857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fo:language="zxx" fo:country="none" fo:font-weight="bold" officeooo:rsid="00133f25" officeooo:paragraph-rsid="00133f25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fo:language="zxx" fo:country="none" fo:font-weight="bold" officeooo:rsid="001ef20c" officeooo:paragraph-rsid="001ef20c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fo:language="zxx" fo:country="none" fo:font-weight="bold" officeooo:rsid="00211188" officeooo:paragraph-rsid="00211188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fo:language="zxx" fo:country="none" fo:font-weight="bold" officeooo:rsid="00228962" officeooo:paragraph-rsid="00228962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>
      <style:text-properties fo:language="zxx" fo:country="none" fo:font-weight="bold" officeooo:rsid="00247c8b" officeooo:paragraph-rsid="00247c8b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0d9830" officeooo:paragraph-rsid="000d9830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0ee7d1" officeooo:paragraph-rsid="000ee7d1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16157e" officeooo:paragraph-rsid="0016157e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17b936" officeooo:paragraph-rsid="0017b936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196fec" officeooo:paragraph-rsid="00196fec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1a7bec" officeooo:paragraph-rsid="001a7bec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1e0067" officeooo:paragraph-rsid="001e0067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211188" officeooo:paragraph-rsid="00211188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fo:font-style="normal" officeooo:rsid="001e0067" officeooo:paragraph-rsid="001e0067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able_20_Contents">
      <style:text-properties fo:font-size="14pt" fo:language="zxx" fo:country="none" fo:font-weight="bold" officeooo:rsid="0006181b" officeooo:paragraph-rsid="0006181b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a1ee" style:font-weight-asian="bold" style:font-weight-complex="bold"/>
    </style:style>
    <style:style style:name="T3" style:family="text">
      <style:text-properties fo:font-weight="bold" officeooo:rsid="002083f0" style:font-weight-asian="bold" style:font-weight-complex="bold"/>
    </style:style>
    <style:style style:name="T4" style:family="text">
      <style:text-properties officeooo:rsid="000f4c1d"/>
    </style:style>
    <style:style style:name="T5" style:family="text">
      <style:text-properties officeooo:rsid="00133f2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3f25" style:font-weight-asian="normal" style:font-weight-complex="normal"/>
    </style:style>
    <style:style style:name="T8" style:family="text">
      <style:text-properties fo:font-weight="normal" officeooo:rsid="00152793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2574c1"/>
    </style:style>
    <style:style style:name="T11" style:family="text">
      <style:text-properties officeooo:rsid="0029ab65"/>
    </style:style>
    <style:style style:name="T12" style:family="text">
      <style:text-properties officeooo:rsid="001f016e"/>
    </style:style>
    <style:style style:name="T13" style:family="text">
      <style:text-properties officeooo:rsid="00253fda"/>
    </style:style>
    <style:style style:name="T14" style:family="text">
      <style:text-properties officeooo:rsid="0024a1ee"/>
    </style:style>
    <style:style style:name="T15" style:family="text">
      <style:text-properties officeooo:rsid="002d0623"/>
    </style:style>
    <style:style style:name="T16" style:family="text">
      <style:text-properties officeooo:rsid="00256a0d"/>
    </style:style>
    <style:style style:name="T17" style:family="text">
      <style:text-properties officeooo:rsid="0025743f"/>
    </style:style>
    <style:style style:name="T18" style:family="text">
      <style:text-properties officeooo:rsid="00278a2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izionario dei dati</text:p>
      <text:p text:style-name="P2"/>
      <text:p text:style-name="P4">(L'identificatore non va inserito tra gli attributi)</text:p>
      <text:p text:style-name="P5">(La descrizione è un po' diversa da quella fornita nel glossario)</text:p>
      <text:p text:style-name="P5"/>
      <text:p text:style-name="P6"><text:span text:style-name="T1">Entità: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9">Entità</text:p>
          </table:table-cell>
          <table:table-cell table:style-name="Table1.A1" office:value-type="string">
            <text:p text:style-name="P39">Descrizione</text:p>
          </table:table-cell>
          <table:table-cell table:style-name="Table1.A1" office:value-type="string">
            <text:p text:style-name="P39">Attributi</text:p>
          </table:table-cell>
          <table:table-cell table:style-name="Table1.D1" office:value-type="string">
            <text:p text:style-name="P39">Identificatore</text:p>
          </table:table-cell>
        </table:table-row>
        <table:table-row>
          <table:table-cell table:style-name="Table1.A2" office:value-type="string">
            <text:p text:style-name="P30">Circuito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9"><text:span text:style-name="T1">Paese</text:span>: <text:span text:style-name="T5">luogo in cui si trova il circuito.</text:span></text:p>
            <text:p text:style-name="P10">Dominio: Stringa di massimo x caratteri.</text:p>
            <text:p text:style-name="P13">Lunghezza: <text:span text:style-name="T7">lunghezza del circuito.</text:span></text:p>
            <text:p text:style-name="P14"><text:span text:style-name="T7">D</text:span><text:span text:style-name="T6">ominio: </text:span></text:p>
            <text:p text:style-name="P9">#<text:span text:style-name="T1">curve:</text:span><text:span text:style-name="T6"> </text:span><text:span text:style-name="T8">numero di curve presenti nel circuito.</text:span></text:p>
            <text:p text:style-name="P11"><text:span text:style-name="T8">D</text:span><text:span text:style-name="T6">ominio: interi <text:s/>positivi</text:span></text:p>
          </table:table-cell>
          <table:table-cell table:style-name="Table1.D2" office:value-type="string">
            <text:p text:style-name="P24">Nome<text:span text:style-name="T6">: Nome del circuito.</text:span></text:p>
            <text:p text:style-name="P24"><text:span text:style-name="T6">Dominio: Stringa di massimo x caratteri</text:span></text:p>
          </table:table-cell>
        </table:table-row>
        <table:table-row>
          <table:table-cell table:style-name="Table1.A2" office:value-type="string">
            <text:p text:style-name="P30">Gara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5">Data, Durata(ore), Tipo(asciutta-bagnata</text:p>
          </table:table-cell>
          <table:table-cell table:style-name="Table1.D2" office:value-type="string">
            <text:p text:style-name="P25">Nome</text:p>
          </table:table-cell>
        </table:table-row>
        <table:table-row>
          <table:table-cell table:style-name="Table1.A2" office:value-type="string">
            <text:p text:style-name="P30">Vettura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6"><text:span text:style-name="T10">Modello, </text:span><text:span text:style-name="T11">Punti</text:span><text:span text:style-name="T12">(rid.)</text:span></text:p>
          </table:table-cell>
          <table:table-cell table:style-name="Table1.D2" office:value-type="string">
            <text:p text:style-name="P25">Numero di gara</text:p>
          </table:table-cell>
        </table:table-row>
        <table:table-row>
          <table:table-cell table:style-name="Table1.A2" office:value-type="string">
            <text:p text:style-name="P30">Component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6">Costo</text:p>
          </table:table-cell>
          <table:table-cell table:style-name="Table1.D2" office:value-type="string">
            <text:p text:style-name="P12"><text:span text:style-name="T2">Codice </text:span><text:span text:style-name="T3">Componente</text:span></text:p>
          </table:table-cell>
        </table:table-row>
        <table:table-row>
          <table:table-cell table:style-name="Table1.A2" office:value-type="string">
            <text:p text:style-name="P30">Telaio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6">Materiale, Peso</text:p>
          </table:table-cell>
          <table:table-cell table:style-name="Table1.D2" office:value-type="string">
            <text:p text:style-name="P37">Trattandosi di una sottoentità di componente, viene ereditato il suo identificatore</text:p>
          </table:table-cell>
        </table:table-row>
        <table:table-row>
          <table:table-cell table:style-name="Table1.A2" office:value-type="string">
            <text:p text:style-name="P30">Cambio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6">Marcia (7-8)</text:p>
          </table:table-cell>
          <table:table-cell table:style-name="Table1.D2" office:value-type="string">
            <text:p text:style-name="P37">Trattandosi di una sottoentità di componente, viene ereditato il suo identificatore</text:p>
          </table:table-cell>
        </table:table-row>
        <table:table-row>
          <table:table-cell table:style-name="Table1.A2" office:value-type="string">
            <text:p text:style-name="P30">Motor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6">Cilindrata, Tipo motore, #cilindri</text:p>
          </table:table-cell>
          <table:table-cell table:style-name="Table1.D2" office:value-type="string">
            <text:p text:style-name="P37">Trattandosi di una sottoentità di componente, viene ereditato il suo identificatore</text:p>
          </table:table-cell>
        </table:table-row>
        <table:table-row>
          <table:table-cell table:style-name="Table1.A2" office:value-type="string">
            <text:p text:style-name="P30">Costruttore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7"><text:span text:style-name="T13">Ragione </text:span><text:soft-page-break/><text:span text:style-name="T13">sociale, Sede, #componenti</text:span></text:p>
          </table:table-cell>
          <table:table-cell table:style-name="Table1.D2" office:value-type="string">
            <text:p text:style-name="P27">Nome</text:p>
          </table:table-cell>
        </table:table-row>
        <table:table-row>
          <table:table-cell table:style-name="Table1.A2" office:value-type="string">
            <text:p text:style-name="P30">Pilota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8"><text:span text:style-name="T14">Nome, Cognome, Data di nascita, nazionalità</text:span></text:p>
          </table:table-cell>
          <table:table-cell table:style-name="Table1.D2" office:value-type="string">
            <text:p text:style-name="P27">Codice pilota</text:p>
          </table:table-cell>
        </table:table-row>
        <table:table-row>
          <table:table-cell table:style-name="Table1.A2" office:value-type="string">
            <text:p text:style-name="P30">PRO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0"><text:span text:style-name="T15">#licenze</text:span></text:p>
          </table:table-cell>
          <table:table-cell table:style-name="Table1.D2" office:value-type="string">
            <text:p text:style-name="P37">Trattandosi di una sottoentità di pilota, viene ereditato il suo identificatore</text:p>
          </table:table-cell>
        </table:table-row>
        <table:table-row>
          <table:table-cell table:style-name="Table1.A2" office:value-type="string">
            <text:p text:style-name="P30">AM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1"><text:span text:style-name="T15">Data </text:span><text:span text:style-name="T16">prima licenza</text:span></text:p>
          </table:table-cell>
          <table:table-cell table:style-name="Table1.D2" office:value-type="string">
            <text:p text:style-name="P37">Trattandosi di una sottoentità di pilota, viene ereditato il suo identificatore</text:p>
          </table:table-cell>
        </table:table-row>
        <table:table-row>
          <table:table-cell table:style-name="Table1.A2" office:value-type="string">
            <text:p text:style-name="P30">Gentleman Driver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1"><text:span text:style-name="T15">#finanziamenti, quota</text:span></text:p>
          </table:table-cell>
          <table:table-cell table:style-name="Table1.D2" office:value-type="string">
            <text:p text:style-name="P37">Trattandosi di una sottoentità di pilota, viene ereditato il suo identificatore</text:p>
          </table:table-cell>
        </table:table-row>
        <table:table-row>
          <table:table-cell table:style-name="Table1.A2" office:value-type="string">
            <text:p text:style-name="P30">Scuderia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19"><text:span text:style-name="T17">Sede, </text:span><text:span text:style-name="T18">#finanziamenti(rid.)</text:span></text:p>
            <text:p text:style-name="P22">#autovetture (?)</text:p>
          </table:table-cell>
          <table:table-cell table:style-name="Table1.D2" office:value-type="string">
            <text:p text:style-name="P28">Nome</text:p>
          </table:table-cell>
        </table:table-row>
      </table:table>
      <text:p text:style-name="P1"/>
      <text:p text:style-name="P31">(<text:span text:style-name="T4">Colonna associazione: i</text:span>nserire nome, non verbo)</text:p>
      <text:p text:style-name="P7">Associazioni: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23">Associazione</text:p>
          </table:table-cell>
          <table:table-cell table:style-name="Table2.A1" office:value-type="string">
            <text:p text:style-name="P23">Descrizione</text:p>
          </table:table-cell>
          <table:table-cell table:style-name="Table2.A1" office:value-type="string">
            <text:p text:style-name="P23">Entità Coinvolte</text:p>
          </table:table-cell>
          <table:table-cell table:style-name="Table2.D1" office:value-type="string">
            <text:p text:style-name="P23">Attributi</text:p>
          </table:table-cell>
        </table:table-row>
        <table:table-row>
          <table:table-cell table:style-name="Table2.A2" office:value-type="string">
            <text:p text:style-name="P32">Coinvolto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2">Circuito, Gara</text:p>
          </table:table-cell>
          <table:table-cell table:style-name="Table2.D2" office:value-type="string">
            <text:p text:style-name="P33">Nessuno</text:p>
          </table:table-cell>
        </table:table-row>
        <table:table-row>
          <table:table-cell table:style-name="Table2.A2" office:value-type="string">
            <text:p text:style-name="P34">Iscrivere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4">Gara, Vettura</text:p>
          </table:table-cell>
          <table:table-cell table:style-name="Table2.D2" office:value-type="string">
            <text:p text:style-name="P34"><text:span text:style-name="T1">Punteggio</text:span>: punti conseguiti da una vettura al termine di una gara.</text:p>
            <text:p text:style-name="P34"><text:span text:style-name="T9">Dominio</text:span>: interi positivi</text:p>
            <text:p text:style-name="P34"><text:span text:style-name="T1">Motivo del ritiro</text:span>: condizione opzionale che indica per quale causa una vettura non abbia terminato la gara.</text:p>
            <text:p text:style-name="P34"><text:span text:style-name="T9">Dominio</text:span>: Stringa di massimo x caratteri.</text:p>
          </table:table-cell>
        </table:table-row>
        <table:table-row>
          <table:table-cell table:style-name="Table2.A2" office:value-type="string">
            <text:p text:style-name="P35">Guidare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>Vettura, Pilota</text:p>
          </table:table-cell>
          <table:table-cell table:style-name="Table2.D2" office:value-type="string">
            <text:p text:style-name="P36">Nessuno</text:p>
          </table:table-cell>
        </table:table-row>
        <table:table-row>
          <table:table-cell table:style-name="Table2.A2" office:value-type="string">
            <text:p text:style-name="P35">Prepara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>Vettura, Scuderia</text:p>
          </table:table-cell>
          <table:table-cell table:style-name="Table2.D2" office:value-type="string">
            <text:p text:style-name="P36">Nessuno</text:p>
          </table:table-cell>
        </table:table-row>
        <table:table-row>
          <table:table-cell table:style-name="Table2.A2" office:value-type="string">
            <text:p text:style-name="P35">Realizzare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35">Vettura, Componente, Costruttore</text:p>
          </table:table-cell>
          <table:table-cell table:style-name="Table2.D2" office:value-type="string">
            <text:p text:style-name="P38">Nessun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8:39:00.407528545</meta:creation-date>
    <dc:date>2023-11-17T10:23:17.005886980</dc:date>
    <meta:editing-duration>PT1H17M49S</meta:editing-duration>
    <meta:editing-cycles>29</meta:editing-cycles>
    <meta:generator>LibreOffice/7.3.7.2$Linux_X86_64 LibreOffice_project/30$Build-2</meta:generator>
    <meta:document-statistic meta:table-count="2" meta:image-count="0" meta:object-count="0" meta:page-count="2" meta:paragraph-count="78" meta:word-count="258" meta:character-count="1875" meta:non-whitespace-character-count="1693"/>
  </office:meta>
</office:document-meta>
</file>